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9F9CDFF76A1A9DB9.jpg" manifest:media-type="image/jpeg"/>
  <manifest:file-entry manifest:full-path="Object 1/Pictures/100000000000000800000008CE7A1D3C1327BABD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9F9CDFF76A1A9DB9.jpg" manifest:media-type="image/jpeg"/>
  <manifest:file-entry manifest:full-path="Object 2/Pictures/100000000000000800000008CE7A1D3C1327BABD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5146in" svg:height="3.1791in" svg:x="3.1634in" svg:y="0.1358in">
            <draw:object draw:notify-on-update-of-ranges="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Pass %</text:p>
          </table:table-cell>
        </table:table-row>
        <table:table-row table:style-name="ro1">
          <table:table-cell office:value-type="string" calcext:value-type="string">
            <text:p>OST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ST La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-Commerc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st &amp; Management</text:p>
          </table:table-cell>
          <table:table-cell office:value-type="float" office:value="76" calcext:value-type="float">
            <text:p>76</text:p>
          </table:table-cell>
        </table:table-row>
      </table:table>
      <table:table table:name="Sheet1_2" table:style-name="ta1">
        <table:shapes>
          <draw:frame draw:z-index="0" draw:style-name="gr1" draw:text-style-name="P1" svg:width="3.0205in" svg:height="1.5571in" svg:x="2.737in" svg:y="0.2047in">
            <draw:object draw:notify-on-update-of-ranges="Sheet1_2.A2:Sheet1_2.A5 Sheet1_2.B2:Sheet1_2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ivities</text:p>
          </table:table-cell>
          <table:table-cell office:value-type="string" calcext:value-type="string">
            <text:p>Participation %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-Curricul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ra Curricular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2:09:50.951000000</meta:creation-date>
    <dc:date>2023-01-31T02:24:38.670000000</dc:date>
    <meta:editing-duration>PT14M51S</meta:editing-duration>
    <meta:editing-cycles>3</meta:editing-cycles>
    <meta:generator>LibreOffice/7.4.3.2$Windows_X86_64 LibreOffice_project/1048a8393ae2eeec98dff31b5c133c5f1d08b890</meta:generator>
    <meta:document-statistic meta:table-count="2" meta:cell-count="2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olid-type="cylinder" chart:link-data-style-to-source="true" chart:data-label-number="value" chart:data-label-text="false" chart:data-label-symbol="false" chart:data-label-series="false" chart:label-position="top"/>
      <style:graphic-properties draw:stroke="none" draw:fill="gradient" draw:fill-color="#bf819e" draw:fill-gradient-name="Neon_20_Light" draw:gradient-step-count="0" draw:fill-image-name="ChartBitmap_20_3" draw:fill-image-ref-point="center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08cm" svg:height="8.076cm" xlink:href=".." xlink:type="simple" chart:class="chart:bar" chart:style-name="ch1">
        <chart:title svg:x="4.513cm" svg:y="0.297cm" chart:style-name="ch2">
          <text:p>Result Analysis 2022-23</text:p>
        </chart:title>
        <chart:legend chart:legend-position="end" svg:x="11.745cm" svg:y="3.739cm" style:legend-expansion="high" chart:style-name="ch3"/>
        <chart:plot-area chart:style-name="ch4" table:cell-range-address="Sheet1.B2:Sheet1.B6" svg:x="1.291cm" svg:y="1.237cm" svg:width="10.174cm" svg:height="5.6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68cm" svg:y="1.237cm" svg:width="9.226cm" svg:height="5.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5.699cm" svg:y="7.095cm" chart:style-name="ch6">
              <text:p>Subjects</text:p>
            </chart:title>
          </chart:axis>
          <chart:axis chart:dimension="y" chart:name="primary-y" chart:style-name="ch7">
            <chart:title svg:x="0.451cm" svg:y="4.685cm" chart:style-name="ch8">
              <text:p>Pass 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fill-image draw:name="ChartBitmap_20_1" draw:display-name="ChartBitmap 1" xlink:href="Pictures/1000000000000200000002009F9CDFF76A1A9DB9.jpg" xlink:type="simple" xlink:show="embed" xlink:actuate="onLoad"/>
    <draw:fill-image draw:name="ChartBitmap_20_2" draw:display-name="ChartBitmap 2" xlink:href="Pictures/100000000000000800000008CE7A1D3C1327BABD.png" xlink:type="simple" xlink:show="embed" xlink:actuate="onLoad"/>
    <draw:fill-image draw:name="ChartBitmap_20_3" draw:display-name="ChartBitmap 3" xlink:href="Pictures/100000000000000800000008CE7A1D3C1327BABD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fo:text-shadow="1pt 1pt" style:font-size-asian="10pt" style:font-size-complex="10pt"/>
    </style:style>
    <style:style style:name="ch8" style:family="chart">
      <style:chart-properties chart:solid-type="cuboid"/>
      <style:graphic-properties draw:fill-color="#004586"/>
      <style:text-properties fo:color="#ffff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  <style:text-properties fo:color="#00000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73cm" svg:height="3.956cm" xlink:href=".." xlink:type="simple" chart:class="chart:circle" chart:style-name="ch1">
        <chart:legend chart:legend-position="end" svg:x="4.934cm" svg:y="0.733cm" style:legend-expansion="high" chart:style-name="ch2"/>
        <chart:plot-area chart:style-name="ch3" table:cell-range-address="Sheet1_2.A2:Sheet1_2.B5" chart:data-source-has-labels="column" svg:x="0.153cm" svg:y="0.079cm" svg:width="4.628cm" svg:height="3.79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153cm" svg:y="0.779cm" svg:width="4.588cm" svg:height="2.7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_2.A2:Sheet1_2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_2.B2:Sheet1_2.B5" chart:class="chart:circle">
            <chart:data-point chart:style-name="ch8" loext:custom-label-pos-x="0.0666058394160584" loext:custom-label-pos-y="-0.0897597977243995"/>
            <chart:data-point chart:style-name="ch9" loext:custom-label-pos-x="-0.0036496350364964" loext:custom-label-pos-y="-0.0930467762326169"/>
            <chart:data-point chart:style-name="ch10" loext:custom-label-pos-x="0" loext:custom-label-pos-y="0.110493046776233"/>
            <chart:data-point chart:style-name="ch11" loext:custom-label-pos-x="-0.0126433785192909" loext:custom-label-pos-y="0.06194690265486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cademic</text:p>
                <draw:g>
                  <svg:desc>Sheet1_2.A2:Sheet1_2.A5</svg:desc>
                </draw:g>
              </table:table-cell>
              <table:table-cell office:value-type="float" office:value="57">
                <text:p>57</text:p>
                <draw:g>
                  <svg:desc>Sheet1_2.B2:Sheet1_2.B5</svg:desc>
                </draw:g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o-Curricul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xtra Curricular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fill-image draw:name="ChartBitmap_20_1" draw:display-name="ChartBitmap 1" xlink:href="Pictures/1000000000000200000002009F9CDFF76A1A9DB9.jpg" xlink:type="simple" xlink:show="embed" xlink:actuate="onLoad"/>
    <draw:fill-image draw:name="ChartBitmap_20_2" draw:display-name="ChartBitmap 2" xlink:href="Pictures/100000000000000800000008CE7A1D3C1327BABD.png" xlink:type="simple" xlink:show="embed" xlink:actuate="onLoad"/>
    <draw:fill-image draw:name="ChartBitmap_20_3" draw:display-name="ChartBitmap 3" xlink:href="Pictures/100000000000000800000008CE7A1D3C1327BABD.png" xlink:type="simple" xlink:show="embed" xlink:actuate="onLoad"/>
  </office:styles>
</office:document-styles>
</file>